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661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1.75in"/>
    </style:style>
    <style:style style:name="co4" style:family="table-column">
      <style:table-column-properties fo:break-before="auto" style:column-width="8.9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de" fo:country="DE" fo:font-weight="bold" style:font-name-asian="Microsoft YaHei" style:font-weight-asian="bold" style:font-name-complex="Mang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Summary</text:p>
          </table:table-cell>
        </table:table-row>
        <table:table-row table:style-name="ro2">
          <table:table-cell table:style-name="ce2" office:value-type="float" office:value="132959" calcext:value-type="float">
            <text:p>132959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qemu source package does not include libcacard package source</text:p>
          </table:table-cell>
        </table:table-row>
        <table:table-row table:style-name="ro2">
          <table:table-cell table:style-name="ce2" office:value-type="float" office:value="133983" calcext:value-type="float">
            <text:p>133983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initrd contains s390-tools but some dependencies for them are missing </text:p>
          </table:table-cell>
        </table:table-row>
        <table:table-row table:style-name="ro2">
          <table:table-cell table:style-name="ce2" office:value-type="float" office:value="133985" calcext:value-type="float">
            <text:p>133985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perl compilation problems in dracut for lsmem chmem and lsluns</text:p>
          </table:table-cell>
        </table:table-row>
        <table:table-row table:style-name="ro2">
          <table:table-cell table:style-name="ce2" office:value-type="float" office:value="135182" calcext:value-type="float">
            <text:p>135182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No repository found in the system</text:p>
          </table:table-cell>
        </table:table-row>
        <table:table-row table:style-name="ro2">
          <table:table-cell table:style-name="ce2" office:value-type="float" office:value="135468" calcext:value-type="float">
            <text:p>135468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Request zhpm package for metis-beta3.1 release</text:p>
          </table:table-cell>
        </table:table-row>
        <table:table-row table:style-name="ro2">
          <table:table-cell table:style-name="ce2" office:value-type="float" office:value="136185" calcext:value-type="float">
            <text:p>136185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Add virt-manager and virt-install</text:p>
          </table:table-cell>
        </table:table-row>
        <table:table-row table:style-name="ro2">
          <table:table-cell table:style-name="ce2" office:value-type="float" office:value="136219" calcext:value-type="float">
            <text:p>136219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[R-Test] kickstart file is a little bit messy after manual installation of Vulcan</text:p>
          </table:table-cell>
        </table:table-row>
        <table:table-row table:style-name="ro2">
          <table:table-cell table:style-name="ce2" office:value-type="float" office:value="136882" calcext:value-type="float">
            <text:p>136882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Need packages for OpenStack, HA and Perl </text:p>
          </table:table-cell>
        </table:table-row>
        <table:table-row table:style-name="ro2">
          <table:table-cell table:style-name="ce2" office:value-type="float" office:value="137293" calcext:value-type="float">
            <text:p>137293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Installer fails with new mcp 8.2 blivet package</text:p>
          </table:table-cell>
        </table:table-row>
        <table:table-row table:style-name="ro2">
          <table:table-cell table:style-name="ce2" office:value-type="float" office:value="137621" calcext:value-type="float">
            <text:p>137621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Add pcs, pacemaker,openssh-askpass and audipd-plugins</text:p>
          </table:table-cell>
        </table:table-row>
        <table:table-row table:style-name="ro2">
          <table:table-cell table:style-name="ce2" office:value-type="float" office:value="138066" calcext:value-type="float">
            <text:p>138066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Remove yum server reference from installer code</text:p>
          </table:table-cell>
        </table:table-row>
        <table:table-row table:style-name="ro2">
          <table:table-cell table:style-name="ce2" office:value-type="float" office:value="136469" calcext:value-type="float">
            <text:p>136469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[R-Test] perl problems in dracut for zipl</text:p>
          </table:table-cell>
        </table:table-row>
        <table:table-row table:style-name="ro2">
          <table:table-cell table:style-name="ce2" office:value-type="float" office:value="136855" calcext:value-type="float">
            <text:p>136855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After manual install, ifcfg-script contains unpaired quotes resulting network device failure</text:p>
          </table:table-cell>
        </table:table-row>
        <table:table-row table:style-name="ro2">
          <table:table-cell table:style-name="ce2" office:value-type="float" office:value="138249" calcext:value-type="float">
            <text:p>138249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kvmibm-release package has wrong license and build information </text:p>
          </table:table-cell>
        </table:table-row>
        <table:table-row table:style-name="ro2">
          <table:table-cell table:style-name="ce2" office:value-type="float" office:value="138372" calcext:value-type="float">
            <text:p>138372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DNS specified during installer does not get set correctly on host</text:p>
          </table:table-cell>
        </table:table-row>
        <table:table-row table:style-name="ro2">
          <table:table-cell table:style-name="ce2" office:value-type="float" office:value="138410" calcext:value-type="float">
            <text:p>138410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reboot fails after installation on zFCP</text:p>
          </table:table-cell>
        </table:table-row>
        <table:table-row table:style-name="ro2">
          <table:table-cell table:style-name="ce2" office:value-type="float" office:value="138490" calcext:value-type="float">
            <text:p>138490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Add sendmail-cf,pacemaker-doc and dump tool</text:p>
          </table:table-cell>
        </table:table-row>
        <table:table-row table:style-name="ro2">
          <table:table-cell table:style-name="ce2" office:value-type="float" office:value="138496" calcext:value-type="float">
            <text:p>138496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Add python-blivet. Required for OpenStack "os-disk-config" function</text:p>
          </table:table-cell>
        </table:table-row>
        <table:table-row table:style-name="ro2">
          <table:table-cell table:style-name="ce2" office:value-type="float" office:value="138894" calcext:value-type="float">
            <text:p>138894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Define "DISTRIB_ID" for lsb-core package</text:p>
          </table:table-cell>
        </table:table-row>
        <table:table-row table:style-name="ro1">
          <table:table-cell table:style-name="ce2" office:value-type="float" office:value="138898" calcext:value-type="float">
            <text:p>138898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Add mt-st packages</text:p>
          </table:table-cell>
        </table:table-row>
        <table:table-row table:style-name="ro2">
          <table:table-cell table:style-name="ce2" office:value-type="float" office:value="138909" calcext:value-type="float">
            <text:p>138909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Installer can not handle partition size using new blivet pkg for metis beta3.2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wu </meta:initial-creator>
    <meta:creation-date>2015-12-10T16:41:03.173024810</meta:creation-date>
    <dc:date>2016-03-25T11:39:08.530215043</dc:date>
    <dc:creator>twu </dc:creator>
    <meta:editing-duration>PT1H6M3S</meta:editing-duration>
    <meta:editing-cycles>6</meta:editing-cycles>
    <meta:generator>LibreOffice/4.1.3.2$Linux_X86_64 LibreOffice_project/410$Build-2</meta:generator>
    <meta:document-statistic meta:table-count="1" meta:cell-count="88" meta:object-count="0"/>
  </office:meta>
</office:document-meta>
</file>